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8ff" officeooo:paragraph-rsid="0006c8ff"/>
    </style:style>
    <style:style style:name="P2" style:family="paragraph" style:parent-style-name="Standard">
      <style:text-properties officeooo:rsid="0007a05f" officeooo:paragraph-rsid="0007a05f"/>
    </style:style>
    <style:style style:name="P3" style:family="paragraph" style:parent-style-name="Standard">
      <style:text-properties officeooo:rsid="0009ee10"/>
    </style:style>
    <style:style style:name="T1" style:family="text">
      <style:text-properties officeooo:rsid="00077e51"/>
    </style:style>
    <style:style style:name="T2" style:family="text">
      <style:text-properties officeooo:rsid="000932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docnum.univ-lorraine.fr/public/INPL_T_1994_KOBI_A.pdf" text:style-name="Internet_20_link" text:visited-style-name="Visited_20_Internet_20_Link">http://docnum.univ-lorraine.fr/public/INPL_T_1994_KOBI_A.pdf</text:a></text:p>
      <text:p text:style-name="P1">Chapitre 2</text:p>
      <text:p text:style-name="P1"/>
      <text:p text:style-name="P1">Une variable explicative : x <text:span text:style-name="T1">(aussi appelée explicative, exogène, indépendante, d’entrée)</text:span></text:p>
      <text:p text:style-name="P1">une variable à expliquer : y <text:span text:style-name="T1">(aussi appellée expliquée, endogène, dépendante, de sortie)</text:span></text:p>
      <text:p text:style-name="P1">=&gt; On trace la droite (ou la spline dans notre cas) des moindres carrées.</text:p>
      <text:p text:style-name="P1"/>
      <text:p text:style-name="P1">En 2D (paramétrique) ? Comment généraliser ? Ne semble pas être la régression multiple, car elle est indiquée comme généralisant x.</text:p>
      <text:p text:style-name="P2">=&gt; Solution supposée : y a plusieurs dimensions. <text:span text:style-name="T2">Mais x doit sûrement avoir le même résultat...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3:55:54.761000000</meta:creation-date>
    <meta:generator>LibreOffice/6.0.7.3$Windows_X86_64 LibreOffice_project/dc89aa7a9eabfd848af146d5086077aeed2ae4a5</meta:generator>
    <dc:date>2020-03-31T15:20:25.503000000</dc:date>
    <meta:editing-duration>PT10M33S</meta:editing-duration>
    <meta:editing-cycles>5</meta:editing-cycles>
    <meta:document-statistic meta:table-count="0" meta:image-count="0" meta:object-count="0" meta:page-count="1" meta:paragraph-count="7" meta:word-count="78" meta:character-count="546" meta:non-whitespace-character-count="475"/>
  </office:meta>
</office:document-meta>
</file>